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loext:graphic-properties draw:fill-color="#ffffff"/>
      <style:text-properties fo:font-size="20pt" style:font-size-asian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ff3333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5" draw:layer="layout" svg:width="12.403cm" svg:height="8.633cm" svg:x="0.897cm" svg:y="4.9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3.674cm" svg:height="1.013cm" svg:x="0.1cm" svg:y="4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4" draw:text-style-name="P2" draw:layer="layout" svg:width="8.754cm" svg:height="3.299cm" svg:x="3.679cm" svg:y="8.7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5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3.834cm" svg:height="1.013cm" svg:x="0.066cm" svg:y="3.687cm">
          <text:p text:style-name="P1"><text:span text:style-name="T2">データ構造記述言語のセマンティックレベル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998cm" svg:height="3.299cm" svg:x="0.436cm" svg:y="10.925cm">
          <text:p text:style-name="P1"><text:span text:style-name="T2">- </text:span><text:span text:style-name="T2">「バインド」による構造変更</text:span></text:p>
          <text:p text:style-name="P1"><text:span text:style-name="T2">- </text:span><text:span text:style-name="T2">「オペレーション」による構造変更</text:span></text:p>
          <text:p text:style-name="P1"><text:span text:style-name="T2">- </text:span><text:span text:style-name="T2">内部構造変更</text:span></text:p>
          <text:p text:style-name="P1"><text:span text:style-name="T2">- </text:span><text:span text:style-name="T2">表現（</text:span><text:span text:style-name="T2">print</text:span><text:span text:style-name="T2">）による構造変更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1cm" svg:height="2.535cm" svg:x="0.434cm" svg:y="4.665cm">
          <text:p text:style-name="P1"><text:span text:style-name="T2">- </text:span><text:span text:style-name="T2">言語の木構造</text:span></text:p>
          <text:p text:style-name="P1"><text:span text:style-name="T2">- </text:span><text:span text:style-name="T2">「レファレンス」による、グラフ・均質化</text:span><text:span text:style-name="T2">2</text:span><text:span text:style-name="T2">部グラフ </text:span></text:p>
          <text:p text:style-name="P1"><text:span text:style-name="T2"><text:s text:c="2"/></text:span><text:span text:style-name="T2">=&gt; </text:span><text:span text:style-name="T2">言語によって表される知識構造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2.564cm" svg:height="1.013cm" svg:x="0cm" svg:y="10cm">
          <text:p text:style-name="P1"><text:span text:style-name="T2">データ構造の変更（言語の表現評価系）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6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6" draw:layer="layout" svg:width="14.173cm" svg:height="1.773cm" svg:x="0.5cm" svg:y="10.6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214cm" svg:height="1.013cm" svg:x="0.086cm" svg:y="9.7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8.369cm" svg:height="1.013cm" svg:x="0.074cm" svg:y="2.2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8.622cm" svg:height="5.583cm" svg:x="0.5cm" svg:y="3.2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あらたに関数と呼ぶ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5.844cm" svg:height="3.299cm" svg:x="0.482cm" svg:y="14.3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15.104cm" svg:height="1.013cm" svg:x="0.114cm" svg:y="13.3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1cm" svg:height="1.013cm" svg:x="3.17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3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5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5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5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5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2T11">
        <draw:custom-shape draw:name="テキスト ボックス 3" draw:style-name="gr1" draw:text-style-name="P5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5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5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5" draw:text-style-name="P5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5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5" draw:text-style-name="P5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6" draw:text-style-name="P5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5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5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5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5" draw:text-style-name="P5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5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.407cm" svg:height="1.055cm" svg:x="0.094cm" svg:y="0.118cm">
          <draw:text-box>
            <text:p><text:span text:style-name="T7">要検討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</text:span><text:span text:style-name="MT2">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8">6/18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11</meta:editing-cycles>
    <meta:creation-date>2020-04-16T04:11:41</meta:creation-date>
    <dc:date>2020-06-18T09:35:06.158313462</dc:date>
    <meta:editing-duration>PT6H9M5S</meta:editing-duration>
    <meta:generator>LibreOffice/5.3.6.1$Linux_X86_64 LibreOffice_project/30$Build-1</meta:generator>
    <meta:document-statistic meta:object-count="174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